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OpenSymbol" svg:font-family="OpenSymbol"/>
    <style:font-face style:name="Nimbus Roman" svg:font-family="'Nimbus Roman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999cm" svg:height="0.999cm" svg:x="9.388cm" svg:y="9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/>
    <style:font-face style:name="Nimbus Roman" svg:font-family="'Nimbus Roman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d_5f_Formula" style:display-name="Framed_Formula" style:family="graphic" style:parent-style-name="Object_20_with_20_no_20_fill_20_and_20_no_20_line">
      <style:graphic-properties draw:stroke="solid" draw:stroke-dash="Dashed_20__28_var_29__20_2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Framed_5f_Formula" style:display-name="Framed_Formula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2-09T00:31:28.666559433</meta:creation-date>
    <dc:date>2021-02-09T16:54:58.413117234</dc:date>
    <meta:editing-duration>PT10H48M8S</meta:editing-duration>
    <meta:editing-cycles>3</meta:editing-cycles>
    <meta:generator>LibreOffice/7.0.4.2$Linux_X86_64 LibreOffice_project/1c5f81ee28659974774060c3fe084e73b3bd074b</meta:generator>
    <meta:document-statistic meta:object-count="1"/>
  </office:meta>
</office:document-meta>
</file>

<file path=Object 1/content.xml><?xml version="1.0" encoding="utf-8"?>
<math xmlns="http://www.w3.org/1998/Math/MathML" display="block"/>
</file>